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ejaVu LGC Sans1" svg:font-family="'DejaVu LGC Sans'"/>
    <style:font-face style:name="Courier" svg:font-family="Courier" style:font-family-generic="modern" style:font-pitch="fixed"/>
    <style:font-face style:name="IPA P明朝" svg:font-family="'IPA P明朝'" style:font-pitch="variable"/>
    <style:font-face style:name="Takao P明朝" svg:font-family="'Takao P明朝'" style:font-pitch="variable"/>
    <style:font-face style:name="Liberation Serif" svg:font-family="'Liberation Serif'" style:font-family-generic="roman" style:font-pitch="variable"/>
    <style:font-face style:name="IPAゴシック" svg:font-family="IPAゴシック"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kao Pゴシック" svg:font-family="'Takao Pゴシック'" style:font-family-generic="system" style:font-pitch="variable"/>
  </office:font-face-decls>
  <office:automatic-styles>
    <style:style style:name="P1" style:family="paragraph" style:parent-style-name="Standard">
      <style:text-properties fo:font-size="11pt" style:font-name-asian="Takao P明朝" style:font-size-asian="11pt" style:font-size-complex="11pt"/>
    </style:style>
    <style:style style:name="P2" style:family="paragraph" style:parent-style-name="Standard">
      <style:text-properties fo:font-size="11pt" fo:font-weight="bold" style:font-name-asian="IPAゴシック" style:font-size-asian="11pt" style:font-weight-asian="bold" style:font-size-complex="11pt" style:font-weight-complex="bold"/>
    </style:style>
    <style:style style:name="P3" style:family="paragraph" style:parent-style-name="Standard">
      <style:text-properties style:font-name="Courier" fo:font-size="11pt" style:font-name-asian="Courier" style:font-size-asian="11pt" style:font-size-complex="11pt"/>
    </style:style>
    <style:style style:name="P4" style:family="paragraph" style:parent-style-name="Standard">
      <style:text-properties style:font-name="Courier" fo:font-size="11pt" style:font-name-asian="Takao P明朝" style:font-size-asian="11pt" style:font-size-complex="11pt"/>
    </style:style>
    <style:style style:name="P5" style:family="paragraph" style:parent-style-name="Standard">
      <style:text-properties style:font-name="Courier" fo:font-size="11pt" style:font-name-asian="IPAゴシック" style:font-size-asian="11pt" style:font-size-complex="11pt"/>
    </style:style>
    <style:style style:name="P6" style:family="paragraph" style:parent-style-name="Standard">
      <style:text-properties style:font-name="Courier" fo:font-size="11pt" style:font-name-asian="IPA P明朝" style:font-size-asian="11pt" style:font-size-complex="11pt"/>
    </style:style>
    <style:style style:name="P7" style:family="paragraph" style:parent-style-name="Standard">
      <style:text-properties style:font-name="Courier" fo:font-size="11pt" fo:font-weight="bold" style:font-name-asian="IPAゴシック" style:font-size-asian="11pt" style:font-weight-asian="bold" style:font-size-complex="11pt" style:font-weight-complex="bold"/>
    </style:style>
    <style:style style:name="P8" style:family="paragraph" style:parent-style-name="Standard">
      <style:text-properties style:font-name="Courier" fo:font-size="11pt" fo:font-weight="bold" style:font-name-asian="Takao P明朝" style:font-size-asian="11pt" style:font-weight-asian="bold" style:font-size-complex="11pt" style:font-weight-complex="bold"/>
    </style:style>
    <style:style style:name="P9" style:family="paragraph" style:parent-style-name="Standard">
      <style:text-properties style:font-name="Courier" fo:font-size="11pt" fo:font-weight="bold" style:font-name-asian="IPA P明朝" style:font-size-asian="11pt" style:font-weight-asian="bold" style:font-size-complex="11pt" style:font-weight-complex="bold"/>
    </style:style>
    <style:style style:name="P10" style:family="paragraph" style:parent-style-name="Standard">
      <style:text-properties style:font-name="Courier" fo:font-size="11pt" fo:font-weight="bold" style:font-name-asian="Courier" style:font-size-asian="11pt" style:font-weight-asian="bold" style:font-size-complex="11pt" style:font-weight-complex="bold"/>
    </style:style>
    <style:style style:name="P11" style:family="paragraph" style:parent-style-name="Standard">
      <style:text-properties style:font-name="Takao P明朝" fo:font-size="11pt" style:font-name-asian="Takao P明朝" style:font-size-asian="11pt" style:font-size-complex="11pt"/>
    </style:style>
    <style:style style:name="P12" style:family="paragraph" style:parent-style-name="Standard">
      <style:text-properties style:font-name="Takao P明朝" fo:font-size="11pt" fo:font-weight="bold" style:font-name-asian="IPAゴシック" style:font-size-asian="11pt" style:font-weight-asian="bold" style:font-size-complex="11pt" style:font-weight-complex="bold"/>
    </style:style>
    <style:style style:name="P13" style:family="paragraph" style:parent-style-name="Standard">
      <style:text-properties style:font-name="Takao P明朝" fo:font-size="11pt" fo:font-weight="bold" style:font-name-asian="Takao P明朝" style:font-size-asian="11pt" style:font-weight-asian="bold" style:font-size-complex="11pt" style:font-weight-complex="bold"/>
    </style:style>
    <style:style style:name="P14" style:family="paragraph" style:parent-style-name="Standard">
      <style:text-properties style:font-name="IPAゴシック" fo:font-size="11pt" style:font-name-asian="IPAゴシック" style:font-size-asian="11pt" style:font-size-complex="11pt"/>
    </style:style>
    <style:style style:name="P15" style:family="paragraph" style:parent-style-name="Standard">
      <style:text-properties style:font-name="IPAゴシック" fo:font-size="11pt" fo:font-weight="bold" style:font-name-asian="IPAゴシック" style:font-size-asian="11pt" style:font-weight-asian="bold" style:font-size-complex="11pt" style:font-weight-complex="bold"/>
    </style:style>
    <style:style style:name="P16" style:family="paragraph" style:parent-style-name="Standard">
      <style:text-properties style:font-name="IPA P明朝" fo:font-size="11pt" fo:font-weight="bold" style:font-name-asian="IPA P明朝" style:font-size-asian="11pt" style:font-weight-asian="bold" style:font-size-complex="11pt" style:font-weight-complex="bold"/>
    </style:style>
    <style:style style:name="P17" style:family="paragraph" style:parent-style-name="Footer">
      <style:paragraph-properties fo:text-align="center" style:justify-single-word="false"/>
    </style:style>
    <style:style style:name="T1" style:family="text">
      <style:text-properties style:font-name="Takao P明朝"/>
    </style:style>
    <style:style style:name="T2" style:family="text">
      <style:text-properties style:font-name="Courier" style:font-name-asian="Courier"/>
    </style:style>
    <style:style style:name="T3" style:family="text">
      <style:text-properties style:font-name-asian="Takao P明朝"/>
    </style:style>
    <style:style style:name="T4" style:family="text">
      <style:text-properties style:font-name-asian="Courier"/>
    </style:style>
    <style:style style:name="T5" style:family="text">
      <style:text-properties style:font-name-asian="IPAゴシック"/>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IPAゴシック" fo:font-weight="normal" style:font-name-asian="IPAゴシック" style:font-weight-asian="normal" style:font-weight-complex="normal"/>
    </style:style>
    <style:style style:name="T9" style:family="text">
      <style:text-properties style:font-name="IPA P明朝" fo:font-weight="normal" style:font-name-asian="IPA P明朝" style:font-weight-asian="normal" style:font-weight-complex="normal"/>
    </style:style>
    <style:style style:name="T10"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課題など、行ったこととその目的</text:p>
      <text:p text:style-name="P1">C++言語によるプログラミングを通して、実用的な継続して使用するプログラムを作るときに必要な作法を身につける。また、構造化プログラミング、オブジェクト指向プログラミングの理解を整理あるいは深め、有効活用できるようにする。</text:p>
      <text:p text:style-name="P1"/>
      <text:p text:style-name="P15">（b）実験方法とプログラムのリスト</text:p>
      <text:p text:style-name="P1"><text:span text:style-name="T1"/></text:p>
      <text:p text:style-name="P1"><text:span text:style-name="T1">追加したプログラムのみ以下に示す。</text:span></text:p>
      <text:p text:style-name="P1"><text:span text:style-name="T1"/></text:p>
      <text:p text:style-name="P2"><text:span text:style-name="T1">演習１ー２</text:span></text:p>
      <text:p text:style-name="P1"><text:span text:style-name="T1">　減算の関数をvector2c.hおよびvector2c.cに追加し、また、vec2ex1c.cの主プログラムに減算のテストを追加し、実際に動くことを確かめた。</text:span></text:p>
      <text:p text:style-name="P1"><text:span text:style-name="T1"/></text:p>
      <text:p text:style-name="P1"><text:span text:style-name="T1">vector2c.cに</text:span></text:p>
      <text:p text:style-name="P1"><text:span text:style-name="T1">　</text:span><text:span text:style-name="T2">struct vector2 subv2(struct vector2 u, struct vector2 v)</text:span></text:p>
      <text:p text:style-name="P3">{</text:p>
      <text:p text:style-name="P3"><text:s text:c="8"/>struct vector2 ret;</text:p>
      <text:p text:style-name="P3"/>
      <text:p text:style-name="P3"><text:s text:c="8"/>ret.x = u.x - v.x;</text:p>
      <text:p text:style-name="P3"><text:s text:c="8"/>ret.y = u.y - v.y;</text:p>
      <text:p text:style-name="P3"/>
      <text:p text:style-name="P3"><text:s text:c="8"/>return ret;</text:p>
      <text:p text:style-name="P3">}</text:p>
      <text:p text:style-name="P4">を追加しベクトルの減算を行う関数subv2を作成した。</text:p>
      <text:p text:style-name="P4"/>
      <text:p text:style-name="P7">演習２ー２</text:p>
      <text:p text:style-name="P4">　クラスVector2の減算のメンバ関数をvector2p.hおよびvector2p.ccに追加し、また、vec2ex1p.cの主プログラムに減算のテストを追加し、減算が行われることを確かめた。</text:p>
      <text:p text:style-name="P4"/>
      <text:p text:style-name="P4">Vector2p.ccに</text:p>
      <text:p text:style-name="P3">Vector2 Vector2::sub(Vector2 u)</text:p>
      <text:p text:style-name="P3">{</text:p>
      <text:p text:style-name="P3"><text:s text:c="8"/>Vector2 ret;</text:p>
      <text:p text:style-name="P3"/>
      <text:p text:style-name="P3"><text:s text:c="8"/>ret.x = x - u.x;</text:p>
      <text:p text:style-name="P3"><text:s text:c="8"/>ret.y = y - u.y;</text:p>
      <text:p text:style-name="P3"/>
      <text:p text:style-name="P3"><text:s text:c="8"/>return ret;</text:p>
      <text:p text:style-name="P3">}</text:p>
      <text:p text:style-name="P11">を追加した。</text:p>
      <text:p text:style-name="P11"/>
      <text:p text:style-name="P11"/>
      <text:p text:style-name="P11"/>
      <text:p text:style-name="P11"/>
      <text:p text:style-name="P11"/>
      <text:p text:style-name="P11"/>
      <text:p text:style-name="P11"><text:soft-page-break/></text:p>
      <text:p text:style-name="P11"/>
      <text:p text:style-name="P12">演習２ー３</text:p>
      <text:p text:style-name="P11">　内積、外積の関数を作成し、ただ市区作られていることを確認した。</text:p>
      <text:p text:style-name="P11">内積の関数名をdot、外積の関数名をcrossとした。vector2p.hにはそれぞれのプロトタイプ宣言を、vector2p.ccにはその関数の中身として</text:p>
      <text:p text:style-name="P11"/>
      <text:p text:style-name="P11"/>
      <text:p text:style-name="P11"/>
      <text:p text:style-name="P11">//自身のベクトルとベクトルuとの内積を求める</text:p>
      <text:p text:style-name="P3"/>
      <text:p text:style-name="P3">double Vector2::dot(Vector2 u)</text:p>
      <text:p text:style-name="P3">{</text:p>
      <text:p text:style-name="P3"><text:s text:c="2"/>return x * u.x + y * u.y;</text:p>
      <text:p text:style-name="P3">}</text:p>
      <text:p text:style-name="P3"/>
      <text:p text:style-name="P3">//自身のベクトルとベクトルuとの外積を求める</text:p>
      <text:p text:style-name="P3"/>
      <text:p text:style-name="P3">double <text:s/>Vector2::cross(Vector2 u)</text:p>
      <text:p text:style-name="P3">{</text:p>
      <text:p text:style-name="P3"><text:s text:c="2"/>return <text:s/>x * u.x - y * u.y;</text:p>
      <text:p text:style-name="P3">}</text:p>
      <text:p text:style-name="P11">を追加し、vec2ex1p.ccにはそれぞれを計算、出力させるために</text:p>
      <text:p text:style-name="P3">//ベクトルaとbの内積を出力</text:p>
      <text:p text:style-name="P3"><text:s text:c="8"/>printf("naiseki = ");</text:p>
      <text:p text:style-name="P3"><text:s text:c="8"/>printf("%lf", a.dot(b));</text:p>
      <text:p text:style-name="P3"><text:s text:c="8"/>printf("\n");</text:p>
      <text:p text:style-name="P3">//ベクトルaとbの外積を出力</text:p>
      <text:p text:style-name="P3"><text:s text:c="8"/>printf("gaiseki = ");</text:p>
      <text:p text:style-name="P3"><text:s text:c="8"/>printf("%lf", a.cross(b));</text:p>
      <text:p text:style-name="P3"><text:s text:c="8"/>printf("\n");</text:p>
      <text:p text:style-name="P3">を追加した。</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7"><text:soft-page-break/><text:span text:style-name="T1">演習３</text:span></text:p>
      <text:p text:style-name="P4"><text:span text:style-name="T1">　コンストラクタが明示的に、あるいは暗黙のうちに選択され呼び出されていることを確かめた。</text:span></text:p>
      <text:p text:style-name="P3">Vector2::Vector2(void)</text:p>
      <text:p text:style-name="P3">{</text:p>
      <text:p text:style-name="P3"><text:s text:c="8"/>x = 0;</text:p>
      <text:p text:style-name="P3"><text:s text:c="8"/>y = 0;</text:p>
      <text:p text:style-name="P3"><text:s text:c="8"/>printf("Vector2(void)が呼び出されたよ\n");</text:p>
      <text:p text:style-name="P3">}</text:p>
      <text:p text:style-name="P3">//</text:p>
      <text:p text:style-name="P3">// Vector2::Vector2() - x0, y0 を与えて定数 (x0, y0) を得るコンストラクタ</text:p>
      <text:p text:style-name="P3">//</text:p>
      <text:p text:style-name="P3">Vector2::Vector2(double x0, double y0)</text:p>
      <text:p text:style-name="P3">{</text:p>
      <text:p text:style-name="P3"><text:s text:c="8"/>x = x0;</text:p>
      <text:p text:style-name="P3"><text:s text:c="8"/>y = y0;</text:p>
      <text:p text:style-name="P3"><text:s text:c="8"/>printf("Vector2(double double)が呼び出されたよ\n");</text:p>
      <text:p text:style-name="P3">}</text:p>
      <text:p text:style-name="P3"/>
      <text:p text:style-name="P3">//コピーコンストラクタを作成</text:p>
      <text:p text:style-name="P3">Vector2::Vector2(const Vector2 &amp; v)</text:p>
      <text:p text:style-name="P3">{</text:p>
      <text:p text:style-name="P3"/>
      <text:p text:style-name="P3"><text:s text:c="2"/>x = v.x;</text:p>
      <text:p text:style-name="P3"><text:s text:c="2"/>y = v.y;</text:p>
      <text:p text:style-name="P3"/>
      <text:p text:style-name="P3"><text:s text:c="2"/>printf("Vector2(Vector2 v)が呼び出されたよ");</text:p>
      <text:p text:style-name="P3">}</text:p>
      <text:p text:style-name="P4">上に示すプログラムを、vector2p.ccに追加し、デフォルトコンストラクタ(vector2(void))の作成、また、この関数が呼び出されるたびに呼び出されたことを出力するように設定、そしてコピーコンストラクタの作成をする関数を作成した。</text:p>
      <text:p text:style-name="P4"/>
      <text:p text:style-name="P8">演習４</text:p>
      <text:p text:style-name="P4">　2次元ベクトル型を参考にして、2次正方行列型をクラスとして実現した。また、簡単な主プログラムを作成し、実際に動く事を確認した。</text:p>
      <text:p text:style-name="P4"/>
      <text:p text:style-name="P4">演習４のプログラムは全て自分で作成し、追加したわけではないので演習４のファイルは電子的に送った。</text:p>
      <text:p text:style-name="P4"/>
      <text:p text:style-name="P8">演習５</text:p>
      <text:p text:style-name="P4">　先に作ったプログラムを使って、2次元ベクトル型と2次元正方行列の双方を使うプログラムを作った。</text:p>
      <text:p text:style-name="P4">この演習のプログラムも追加したわけでなく、長くなるので電子的に送った。</text:p>
      <text:p text:style-name="P4"/>
      <text:p text:style-name="P4"/>
      <text:p text:style-name="P4"/>
      <text:p text:style-name="P4"/>
      <text:p text:style-name="P4"/>
      <text:p text:style-name="P4"/>
      <text:p text:style-name="P4"/>
      <text:p text:style-name="P4"/>
      <text:p text:style-name="P4"/>
      <text:p text:style-name="P4"/>
      <text:p text:style-name="P8"><text:soft-page-break/>演習６ー２</text:p>
      <text:p text:style-name="P4">　クラスCardSetのメンバ変数remove()を実装してcardset.ccに追加し、また、cardsetex1.ccの主プログラムにカード削除のテストを追加し、動作を確認せよ。</text:p>
      <text:p text:style-name="P4">cardset.ccには</text:p>
      <text:p text:style-name="P3">bool CardSet::remove(Card target)</text:p>
      <text:p text:style-name="P3">{</text:p>
      <text:p text:style-name="P3"><text:s text:c="2"/>int trg, i;</text:p>
      <text:p text:style-name="P3"><text:s text:c="2"/>bool f = false;</text:p>
      <text:p text:style-name="P3"/>
      <text:p text:style-name="P3"><text:s text:c="2"/>trg = locate(target);</text:p>
      <text:p text:style-name="P3"/>
      <text:p text:style-name="P3"><text:s text:c="2"/>if(trg &lt; 0)</text:p>
      <text:p text:style-name="P3"><text:s text:c="4"/>f = true;</text:p>
      <text:p text:style-name="P3"><text:s text:c="2"/>else{</text:p>
      <text:p text:style-name="P3"><text:s text:c="4"/>for(i = trg; i &lt; numcard; i++){</text:p>
      <text:p text:style-name="P3"><text:s text:c="6"/>cdat[i] = cdat[i + 1];</text:p>
      <text:p text:style-name="P3"><text:s text:c="6"/>f = false;</text:p>
      <text:p text:style-name="P3"><text:s text:c="4"/>}</text:p>
      <text:p text:style-name="P3"><text:s text:c="4"/>numcard--;</text:p>
      <text:p text:style-name="P3"><text:s text:c="2"/>}</text:p>
      <text:p text:style-name="P3"><text:s text:c="2"/>return f;</text:p>
      <text:p text:style-name="P3">}</text:p>
      <text:p text:style-name="P3">bool CardSet::remove(int num)</text:p>
      <text:p text:style-name="P3">{</text:p>
      <text:p text:style-name="P3"><text:s text:c="2"/>int rmnumber, i;</text:p>
      <text:p text:style-name="P3"><text:s text:c="2"/>bool f = true;</text:p>
      <text:p text:style-name="P3"/>
      <text:p text:style-name="P3"><text:s text:c="2"/>while(locate(num) &gt;= 0){</text:p>
      <text:p text:style-name="P3"><text:s text:c="4"/>rmnumber = locate(num);</text:p>
      <text:p text:style-name="P3"><text:s text:c="6"/>for(i = rmnumber; i &lt; numcard ; i++){</text:p>
      <text:p text:style-name="P3"><text:s text:c="8"/>cdat[i] = cdat[i + 1];</text:p>
      <text:p text:style-name="P3"><text:s text:c="8"/>f = false;</text:p>
      <text:p text:style-name="P3"><text:s text:c="6"/>}</text:p>
      <text:p text:style-name="P3"><text:s text:c="6"/>numcard--;</text:p>
      <text:p text:style-name="P3"><text:s text:c="2"/>}</text:p>
      <text:p text:style-name="P3"/>
      <text:p text:style-name="P3"><text:s text:c="2"/>return f;</text:p>
      <text:p text:style-name="P3">}</text:p>
      <text:p text:style-name="P4">という二つの関数を追加した。cardsetex1.ccにはこの二つの関数のテストとして</text:p>
      <text:p text:style-name="P4"><text:s text:c="15"/><text:span text:style-name="T4"><text:s/>std::cout &lt;&lt; "remove(target): c = ? ";</text:span></text:p>
      <text:p text:style-name="P3"><text:s text:c="16"/>c.scan();</text:p>
      <text:p text:style-name="P3"><text:s text:c="16"/>if(cs.remove(c))</text:p>
      <text:p text:style-name="P3"><text:s text:c="18"/>std::cout &lt;&lt; "error";</text:p>
      <text:p text:style-name="P3"><text:s text:c="16"/>cs.print();</text:p>
      <text:p text:style-name="P3"/>
      <text:p text:style-name="P3"><text:s text:c="16"/>std::cout &lt;&lt; "remove(number): number = ? ";</text:p>
      <text:p text:style-name="P3"><text:s text:c="16"/>scanf("%d", &amp;number);</text:p>
      <text:p text:style-name="P3"><text:s text:c="16"/>if(cs.remove(number))</text:p>
      <text:p text:style-name="P3"><text:s text:c="18"/>std::cout &lt;&lt; "error";</text:p>
      <text:p text:style-name="P3"><text:s text:c="16"/>cs.print();</text:p>
      <text:p text:style-name="P4">を追加した。</text:p>
      <text:p text:style-name="P4"><text:soft-page-break/></text:p>
      <text:p text:style-name="P8">演習７</text:p>
      <text:p text:style-name="P4">　BabaState::move()を実現した。</text:p>
      <text:p text:style-name="P3">bool BabaState::move(int from, int to)</text:p>
      <text:p text:style-name="P3">{</text:p>
      <text:p text:style-name="P3"><text:s text:c="2"/>Card c;</text:p>
      <text:p text:style-name="P3"><text:s text:c="2"/>bool f;</text:p>
      <text:p text:style-name="P3"/>
      <text:p text:style-name="P3"><text:s text:c="2"/>if(hand[from].pickup(&amp;c, -1))</text:p>
      <text:p text:style-name="P3"><text:s text:c="4"/>f = true;</text:p>
      <text:p text:style-name="P3"/>
      <text:p text:style-name="P3"><text:s text:c="2"/>if(hand[to].remove(c.gnumber())){</text:p>
      <text:p text:style-name="P3"><text:s text:c="4"/>hand[to].insert(c);</text:p>
      <text:p text:style-name="P3"><text:s text:c="4"/>f = false;</text:p>
      <text:p text:style-name="P3"><text:s text:c="2"/>}</text:p>
      <text:p text:style-name="P3"/>
      <text:p text:style-name="P3"><text:s text:c="2"/>return f;</text:p>
      <text:p text:style-name="P3">}</text:p>
      <text:p text:style-name="P3"><text:span text:style-name="T3"/></text:p>
      <text:p text:style-name="P3"><text:span text:style-name="T3"/></text:p>
      <text:p text:style-name="P4"/>
      <text:p text:style-name="P8">発展課題</text:p>
      <text:p text:style-name="P4">　人がババ抜きに関与できるようbabastate.ccのmove関数に以下のようにプログラムを書き足した。</text:p>
      <text:p text:style-name="P3">bool BabaState::move(int from, int to)</text:p>
      <text:p text:style-name="P3">{</text:p>
      <text:p text:style-name="P3"><text:s text:c="2"/>Card c;</text:p>
      <text:p text:style-name="P3"><text:s text:c="2"/>int a;</text:p>
      <text:p text:style-name="P3"><text:s text:c="2"/>bool f = true;</text:p>
      <text:p text:style-name="P3"/>
      <text:p text:style-name="P3"><text:s text:c="2"/>if(to == 0){ //自分がプレイヤー０とする</text:p>
      <text:p text:style-name="P3"><text:s text:c="4"/>std::cout &lt;&lt; "どこ抜きますか？ ";</text:p>
      <text:p text:style-name="P3"><text:s text:c="4"/>scanf("%d", &amp;a);</text:p>
      <text:p text:style-name="P3"><text:s text:c="4"/>hand[from].pickup(&amp;c, a);</text:p>
      <text:p text:style-name="P3"><text:s text:c="2"/>}</text:p>
      <text:p text:style-name="P3"><text:s text:c="2"/>else</text:p>
      <text:p text:style-name="P3"><text:s text:c="4"/>hand[from].pickup(&amp;c, -1);</text:p>
      <text:p text:style-name="P3"/>
      <text:p text:style-name="P3"><text:s text:c="2"/>if(hand[to].remove(c.gnumber())){</text:p>
      <text:p text:style-name="P3"><text:s text:c="4"/>hand[to].insert(c);</text:p>
      <text:p text:style-name="P3"><text:s text:c="4"/>f = false;</text:p>
      <text:p text:style-name="P3"><text:s text:c="2"/>}</text:p>
      <text:p text:style-name="P3"/>
      <text:p text:style-name="P3"><text:s text:c="2"/>return f;</text:p>
      <text:p text:style-name="P3">}</text:p>
      <text:p text:style-name="P4"/>
      <text:p text:style-name="P4"/>
      <text:p text:style-name="P4"/>
      <text:p text:style-name="P4"/>
      <text:p text:style-name="P4"/>
      <text:p text:style-name="P4"/>
      <text:p text:style-name="P4"/>
      <text:p text:style-name="P15"><text:soft-page-break/>（c）実行結果</text:p>
      <text:p text:style-name="P14"/>
      <text:p text:style-name="P13"><text:span text:style-name="T5">演習１</text:span></text:p>
      <text:p text:style-name="P4">a = ? 1 2</text:p>
      <text:p text:style-name="P4">b = ? 2 3</text:p>
      <text:p text:style-name="P4">a + b = ( 3.000000 5.000000 )</text:p>
      <text:p text:style-name="P4">a + (2,1) = ( 3.000000 3.000000 )</text:p>
      <text:p text:style-name="P4">a - b = ( -1.000000 -1.000000 )</text:p>
      <text:p text:style-name="P4"/>
      <text:p text:style-name="P8">演習2と演習３は同じプログラムにまとめている。</text:p>
      <text:p text:style-name="P3">Vector2(void)が呼び出されたよ</text:p>
      <text:p text:style-name="P3">Vector2(void)が呼び出されたよ</text:p>
      <text:p text:style-name="P3">ベクトルの初期値( 0.000000 0.000000 )( 0.000000 0.000000 )</text:p>
      <text:p text:style-name="P3">a = ? 1 2</text:p>
      <text:p text:style-name="P3">b = ? 2 3</text:p>
      <text:p text:style-name="P3">Vector2(Vector2 v)が呼び出されたよ( 1.000000 2.000000 )a + b = Vector2(Vector2 v)が呼び出されたよVector2(void)が呼び出されたよ</text:p>
      <text:p text:style-name="P3">( 3.000000 5.000000 )</text:p>
      <text:p text:style-name="P3">a + (2,1) = Vector2(double double)が呼び出されたよ</text:p>
      <text:p text:style-name="P3">Vector2(void)が呼び出されたよ</text:p>
      <text:p text:style-name="P3">( 3.000000 3.000000 )</text:p>
      <text:p text:style-name="P3">a - b = Vector2(Vector2 v)が呼び出されたよVector2(void)が呼び出されたよ</text:p>
      <text:p text:style-name="P3">( -1.000000 -1.000000 )</text:p>
      <text:p text:style-name="P4"/>
      <text:p text:style-name="P7">演習４</text:p>
      <text:p text:style-name="P5">a = ? 1 2 3 4</text:p>
      <text:p text:style-name="P5">b = ? 2 3 4 5</text:p>
      <text:p text:style-name="P5">a + b = (3.000000, 5.000000, 7.000000, 9.000000)</text:p>
      <text:p text:style-name="P5">a - b = (-1.000000, -1.000000, -1.000000, -1.000000)</text:p>
      <text:p text:style-name="P5">a * b = (10.000000, 13.000000, 22.000000, 29.000000)</text:p>
      <text:p text:style-name="P4"/>
      <text:p text:style-name="P8">演習５</text:p>
      <text:p text:style-name="P4">Vector2(void)が呼び出されたよ</text:p>
      <text:p text:style-name="P4">Vector2(void)が呼び出されたよ</text:p>
      <text:p text:style-name="P4">vector x = ? 1 2</text:p>
      <text:p text:style-name="P4">vector y = ? 2 3</text:p>
      <text:p text:style-name="P4">Matrix a = ? 1 2 3 4</text:p>
      <text:p text:style-name="P4">Matrix b = ? 2 3 4 5</text:p>
      <text:p text:style-name="P4">Vector x + y = Vector2(Vector2 v)が呼び出されたよVector2(void)が呼び出されたよ</text:p>
      <text:p text:style-name="P4">( 3.000000 5.000000 )</text:p>
      <text:p text:style-name="P4">Matrix a + b = (3.000000, 5.000000, 7.000000, 9.000000)</text:p>
      <text:p text:style-name="P4">Vector x - y = Vector2(Vector2 v)が呼び出されたよVector2(void)が呼び出されたよ</text:p>
      <text:p text:style-name="P4">( -1.000000 -1.000000 )</text:p>
      <text:p text:style-name="P4">Matrix a - b = (-1.000000, -1.000000, -1.000000, -1.000000)</text:p>
      <text:p text:style-name="P4"/>
      <text:p text:style-name="P4"/>
      <text:p text:style-name="P4"/>
      <text:p text:style-name="P4"/>
      <text:p text:style-name="P4"/>
      <text:p text:style-name="P4"/>
      <text:p text:style-name="P8"><text:soft-page-break/>演習６</text:p>
      <text:p text:style-name="P3">((CARDSET))</text:p>
      <text:p text:style-name="P3"><text:s text:c="8"/>no card</text:p>
      <text:p text:style-name="P3">insert: c = ? diamond 4</text:p>
      <text:p text:style-name="P3">insert: c = ? diamond 5</text:p>
      <text:p text:style-name="P3">insert: c = ? heart 1</text:p>
      <text:p text:style-name="P3">insert: c = ? diamond 3</text:p>
      <text:p text:style-name="P3">insert: c = ? spade 3</text:p>
      <text:p text:style-name="P3">insert: c = ? spade 4</text:p>
      <text:p text:style-name="P3">insert: c = ? joker</text:p>
      <text:p text:style-name="P3">insert: c = ? heart 3</text:p>
      <text:p text:style-name="P3">insert: c = ? spade 10</text:p>
      <text:p text:style-name="P3">insert: c = ? spade 0</text:p>
      <text:p text:style-name="P3">((CARDSET))</text:p>
      <text:p text:style-name="P3"><text:s text:c="8"/>[diamond 4]</text:p>
      <text:p text:style-name="P3"><text:s text:c="8"/>[diamond 5]</text:p>
      <text:p text:style-name="P3"><text:s text:c="8"/>[heart 1]</text:p>
      <text:p text:style-name="P3"><text:s text:c="8"/>[diamond 3]</text:p>
      <text:p text:style-name="P3"><text:s text:c="8"/>[spade 3]</text:p>
      <text:p text:style-name="P3"><text:s text:c="8"/>[spade 4]</text:p>
      <text:p text:style-name="P3"><text:s text:c="8"/>[joker]</text:p>
      <text:p text:style-name="P3"><text:s text:c="8"/>[heart 3]</text:p>
      <text:p text:style-name="P3"><text:s text:c="8"/>[spade 10]</text:p>
      <text:p text:style-name="P3">remove(target): c = ? heart 1</text:p>
      <text:p text:style-name="P3">((CARDSET))</text:p>
      <text:p text:style-name="P3"><text:s text:c="8"/>[diamond 4]</text:p>
      <text:p text:style-name="P3"><text:s text:c="8"/>[diamond 5]</text:p>
      <text:p text:style-name="P3"><text:s text:c="8"/>[diamond 3]</text:p>
      <text:p text:style-name="P3"><text:s text:c="8"/>[spade 3]</text:p>
      <text:p text:style-name="P3"><text:s text:c="8"/>[spade 4]</text:p>
      <text:p text:style-name="P3"><text:s text:c="8"/>[joker]</text:p>
      <text:p text:style-name="P3"><text:s text:c="8"/>[heart 3]</text:p>
      <text:p text:style-name="P3"><text:s text:c="8"/>[spade 10]</text:p>
      <text:p text:style-name="P3">remove(number): number = ? 4</text:p>
      <text:p text:style-name="P3">((CARDSET))</text:p>
      <text:p text:style-name="P3"><text:s text:c="8"/>[diamond 5]</text:p>
      <text:p text:style-name="P3"><text:s text:c="8"/>[diamond 3]</text:p>
      <text:p text:style-name="P3"><text:s text:c="8"/>[spade 3]</text:p>
      <text:p text:style-name="P3"><text:s text:c="8"/>[joker]</text:p>
      <text:p text:style-name="P3"><text:s text:c="8"/>[heart 3]</text:p>
      <text:p text:style-name="P3"><text:s text:c="8"/>[spade 1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演習７</text:p>
      <text:p text:style-name="P6"/>
      <text:p text:style-name="P6">実行結果を全て貼るとページ数が多くなるので省略した。</text:p>
      <text:p text:style-name="P6"/>
      <text:p text:style-name="P3">PLAYER 0((CARDSET))</text:p>
      <text:p text:style-name="P3"><text:s text:c="8"/>no card</text:p>
      <text:p text:style-name="P3">PLAYER 1((CARDSET))</text:p>
      <text:p text:style-name="P3"><text:s text:c="8"/>[club 7]</text:p>
      <text:p text:style-name="P3">PLAYER 2((CARDSET))</text:p>
      <text:p text:style-name="P3"><text:s text:c="8"/>[spade 7]</text:p>
      <text:p text:style-name="P3"><text:s text:c="8"/>[joker]</text:p>
      <text:p text:style-name="P3">PLAYER 3((CARDSET))</text:p>
      <text:p text:style-name="P3"><text:s text:c="8"/>no card</text:p>
      <text:p text:style-name="P3">PLAYER 4((CARDSET))</text:p>
      <text:p text:style-name="P3"><text:s text:c="8"/>no card</text:p>
      <text:p text:style-name="P3"># プレーヤ 2 からプレーヤ 1 にカードが渡る</text:p>
      <text:p text:style-name="P3">PLAYER 0((CARDSET))</text:p>
      <text:p text:style-name="P3"><text:s text:c="8"/>no card</text:p>
      <text:p text:style-name="P3">PLAYER 1((CARDSET))</text:p>
      <text:p text:style-name="P3"><text:s text:c="8"/>no card</text:p>
      <text:p text:style-name="P3">PLAYER 2((CARDSET))</text:p>
      <text:p text:style-name="P3"><text:s text:c="8"/>[joker]</text:p>
      <text:p text:style-name="P3">PLAYER 3((CARDSET))</text:p>
      <text:p text:style-name="P3"><text:s text:c="8"/>no card</text:p>
      <text:p text:style-name="P3">PLAYER 4((CARDSET))</text:p>
      <text:p text:style-name="P3"><text:s text:c="8"/>no card</text:p>
      <text:p text:style-name="P3"/>
      <text:p text:style-name="P3">### FINISHED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発展課題</text:p>
      <text:p text:style-name="P10">　<text:span text:style-name="T9">演習7同様、実行結果を全て貼るとページ数が多くなるので省略した。</text:span></text:p>
      <text:p text:style-name="P10"><text:span text:style-name="T7">PLAYER 0((CARDSET))</text:span></text:p>
      <text:p text:style-name="P10"><text:span text:style-name="T7"><text:s text:c="8"/>[club 2]</text:span></text:p>
      <text:p text:style-name="P10"><text:span text:style-name="T7"><text:s text:c="8"/>[diamond 9]</text:span></text:p>
      <text:p text:style-name="P10"><text:span text:style-name="T7">PLAYER 1((CARDSET))</text:span></text:p>
      <text:p text:style-name="P10"><text:span text:style-name="T7"><text:s text:c="8"/>[heart 7]</text:span></text:p>
      <text:p text:style-name="P10"><text:span text:style-name="T7"><text:s text:c="8"/>[spade 12]</text:span></text:p>
      <text:p text:style-name="P10"><text:span text:style-name="T7"><text:s text:c="8"/>[joker]</text:span></text:p>
      <text:p text:style-name="P10"><text:span text:style-name="T7"><text:s text:c="8"/>[diamond 13]</text:span></text:p>
      <text:p text:style-name="P10"><text:span text:style-name="T7"><text:s text:c="8"/>[spade 9]</text:span></text:p>
      <text:p text:style-name="P10"><text:span text:style-name="T7">PLAYER 2((CARDSET))</text:span></text:p>
      <text:p text:style-name="P10"><text:span text:style-name="T7"><text:s text:c="8"/>[club 12]</text:span></text:p>
      <text:p text:style-name="P10"><text:span text:style-name="T7"><text:s text:c="8"/>[club 1]</text:span></text:p>
      <text:p text:style-name="P10"><text:span text:style-name="T7"><text:s text:c="8"/>[diamond 3]</text:span></text:p>
      <text:p text:style-name="P10"><text:span text:style-name="T7"><text:s text:c="8"/>[spade 2]</text:span></text:p>
      <text:p text:style-name="P10"><text:span text:style-name="T7"><text:s text:c="8"/>[spade 6]</text:span></text:p>
      <text:p text:style-name="P10"><text:span text:style-name="T7">PLAYER 3((CARDSET))</text:span></text:p>
      <text:p text:style-name="P10"><text:span text:style-name="T7"><text:s text:c="8"/>[heart 3]</text:span></text:p>
      <text:p text:style-name="P10"><text:span text:style-name="T7"><text:s text:c="8"/>[heart 8]</text:span></text:p>
      <text:p text:style-name="P10"><text:span text:style-name="T7">PLAYER 4((CARDSET))</text:span></text:p>
      <text:p text:style-name="P10"><text:span text:style-name="T7"><text:s text:c="8"/></text:span><text:span text:style-name="T10">[club 6]</text:span></text:p>
      <text:p text:style-name="P10"><text:span text:style-name="T7"><text:s text:c="8"/>[club 8]</text:span></text:p>
      <text:p text:style-name="P10"><text:span text:style-name="T7"><text:s text:c="8"/>[club 13]</text:span></text:p>
      <text:p text:style-name="P10"><text:span text:style-name="T7"><text:s text:c="8"/>[diamond 7]</text:span></text:p>
      <text:p text:style-name="P10"><text:span text:style-name="T7"><text:s text:c="8"/>[diamond 1]</text:span></text:p>
      <text:p text:style-name="P10"><text:span text:style-name="T7">どこ抜きますか？ 0</text:span></text:p>
      <text:p text:style-name="P10"><text:span text:style-name="T7"># プレーヤ 4 からプレーヤ 0 にカードが渡る</text:span></text:p>
      <text:p text:style-name="P10"><text:span text:style-name="T7">PLAYER 0((CARDSET))</text:span></text:p>
      <text:p text:style-name="P10"><text:span text:style-name="T7"><text:s text:c="8"/>[club 2]</text:span></text:p>
      <text:p text:style-name="P10"><text:span text:style-name="T7"><text:s text:c="8"/>[diamond 9]</text:span></text:p>
      <text:p text:style-name="P10"><text:span text:style-name="T7"><text:s text:c="8"/>[club 6]</text:span></text:p>
      <text:p text:style-name="P10"><text:span text:style-name="T7">PLAYER 1((CARDSET))</text:span></text:p>
      <text:p text:style-name="P10"><text:span text:style-name="T7"><text:s text:c="8"/>[heart 7]</text:span></text:p>
      <text:p text:style-name="P10"><text:span text:style-name="T7"><text:s text:c="8"/>[spade 12]</text:span></text:p>
      <text:p text:style-name="P10"><text:span text:style-name="T7"><text:s text:c="8"/>[joker]</text:span></text:p>
      <text:p text:style-name="P10"><text:span text:style-name="T7"><text:s text:c="8"/>[diamond 13]</text:span></text:p>
      <text:p text:style-name="P10"><text:span text:style-name="T7"><text:s text:c="8"/>[spade 9]</text:span></text:p>
      <text:p text:style-name="P10"><text:span text:style-name="T7">PLAYER 2((CARDSET))</text:span></text:p>
      <text:p text:style-name="P10"><text:span text:style-name="T7"><text:s text:c="8"/>[club 12]</text:span></text:p>
      <text:p text:style-name="P10"><text:span text:style-name="T7"><text:s text:c="8"/>[club 1]</text:span></text:p>
      <text:p text:style-name="P10"><text:span text:style-name="T7"><text:s text:c="8"/>[diamond 3]</text:span></text:p>
      <text:p text:style-name="P10"><text:span text:style-name="T7"><text:s text:c="8"/>[spade 2]</text:span></text:p>
      <text:p text:style-name="P10"><text:span text:style-name="T7"><text:s text:c="8"/>[spade 6]</text:span></text:p>
      <text:p text:style-name="P10"><text:span text:style-name="T7">PLAYER 3((CARDSET))</text:span></text:p>
      <text:p text:style-name="P10"><text:span text:style-name="T7"><text:s text:c="8"/>[heart 3]</text:span></text:p>
      <text:p text:style-name="P10"><text:span text:style-name="T7"><text:s text:c="8"/>[heart 8]</text:span></text:p>
      <text:p text:style-name="P10"><text:span text:style-name="T7">PLAYER 4((CARDSET))</text:span></text:p>
      <text:p text:style-name="P10"><text:span text:style-name="T7"><text:s text:c="8"/>[club 8]</text:span></text:p>
      <text:p text:style-name="P10"><text:span text:style-name="T7"><text:s text:c="8"/>[club 13]</text:span></text:p>
      <text:p text:style-name="P10"><text:span text:style-name="T7"><text:s text:c="8"/>[diamond 7]</text:span></text:p>
      <text:p text:style-name="P10"><text:span text:style-name="T7"><text:s text:c="8"/>[diamond 1]</text:span></text:p>
      <text:p text:style-name="P16"><text:span text:style-name="T7"/></text:p>
      <text:p text:style-name="P3"><text:soft-page-break/></text:p>
      <text:p text:style-name="P15">（d）結果についての考察</text:p>
      <text:p text:style-name="P15"><text:span text:style-name="T7"/></text:p>
      <text:p text:style-name="P16"><text:span text:style-name="T7">演習１と演習２は実行結果としては同じ2次元ベクトルの計算結果を表示したが関数を呼び出す時の引数が一つが二つなどと違いがある。演習２ではC++言語を使ったがC言語と違ってこちらではクラスを用いることでC言語での型作りの弱点を楽に克服できる。このクラスを用いたことで減算を実装するときに引数が一つで実装できた。この演習でC言語とC++言語の違いが少しわかった。</text:span></text:p>
      <text:p text:style-name="P16"><text:span text:style-name="T7"/></text:p>
      <text:p text:style-name="P16"><text:span text:style-name="T7">演習３では幾つかコンストラクタを実装した。コンストラクタはその型の変数が宣言されメモリ上に確保するときに呼び出され、その辺数が持つメンバ変数の値を設定したり最初に必要な手続きを行ったりするが、実際どのような時に呼び出されているのか演習３のプログラムを実行するとデフォルトコンストラクタは初期化時に呼び出されるなどはわかるが計算を行う時など、自分が呼び出しているつもりはなかったのに呼び出されているということが確認できた。これにより、暗黙のうちに呼び出されていることが確認できた。</text:span></text:p>
      <text:p text:style-name="P16"><text:span text:style-name="T7"/></text:p>
      <text:p text:style-name="P16"><text:span text:style-name="T7">演習４では演習３での2次元ベクトルを参考に2次正方行列型をクラスとして実現し、演習５で演習３、演習４で作成した2次元ベクトル型と2次元正方行列型の双方を使えるようなプログラムを作って試してみたところ、同じ関数名でも引数によって適切な関数が選択され動作したのでポリモルフィズム機能を確認できた。</text:span></text:p>
      <text:p text:style-name="P16"><text:span text:style-name="T7"/></text:p>
      <text:p text:style-name="P16"><text:span text:style-name="T7"/></text:p>
      <text:p text:style-name="P16"><text:span text:style-name="T7">演習６ではクラスCardSetnoメンバ関数remove()を二種類実装したが、カードを指定してそのカードを消す方は locate関数で消したいカードが配列のどの位置に入っているのか調べ、その位置へ一つ後ろのカードをずらし、ループを使って一番後ろまで実行することで実装し、番号を指定する方はlocate関数でその番号のカードが存在する配列の位置を調べ一つ目と同じ作業をしてずらし、さらにそれをループさせることで、指定された数字と同じ数字のカードを全て消すことを実装できた。また、このremove関数、locate関数も二種類ずつあるが、引数によって適切な方が選択され動作するというポリモルフィズム機能を確認できた。</text:span></text:p>
      <text:p text:style-name="P16"><text:span text:style-name="T7"/></text:p>
      <text:p text:style-name="P16"><text:span text:style-name="T7">演習７ではババ抜きでのカードを抜いて同じ数字がどうか判定し、捨てるか手札に加える動作をする関数moveを実装した。この実行結果を見ると、途中、プレイヤーからプレイヤーへカードが渡っていて同じ数字の時が捨てられていることや、最後を見るとjokerだけ残っていることからこの関数が正しく動作していることが確認できた。</text:span></text:p>
      <text:p text:style-name="P16"><text:span text:style-name="T7"/></text:p>
      <text:p text:style-name="P16"><text:span text:style-name="T7">発展課題では、人が関与できるように演習７のプログラムを改良した。自分がプレイヤー０という設定でプレイヤー４からカードを抜く。指定したカードは配列の0番目で、アンダーラインで示しているclubの６である。指定したあとのカードの状態を見るとプレイヤー０の手札にclubの6が移っていることから、引くカードが指定できるようになった。つまり人が関与できるようになったと確認できた。</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LGC Sans1" svg:font-family="'DejaVu LGC Sans'"/>
    <style:font-face style:name="Courier" svg:font-family="Courier" style:font-family-generic="modern" style:font-pitch="fixed"/>
    <style:font-face style:name="IPA P明朝" svg:font-family="'IPA P明朝'" style:font-pitch="variable"/>
    <style:font-face style:name="Takao P明朝" svg:font-family="'Takao P明朝'" style:font-pitch="variable"/>
    <style:font-face style:name="Liberation Serif" svg:font-family="'Liberation Serif'" style:font-family-generic="roman" style:font-pitch="variable"/>
    <style:font-face style:name="IPAゴシック" svg:font-family="IPAゴシック"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kao Pゴシック" svg:font-family="'Takao Pゴシック'"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kao Pゴシック" style:font-size-asian="12pt" style:language-asian="ja" style:country-asian="JP"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Takao Pゴシック"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LGC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LGC Sans1" style:font-size-complex="12pt" style:font-style-complex="italic"/>
    </style:style>
    <style:style style:name="Index" style:family="paragraph" style:parent-style-name="Standard" style:class="index">
      <style:paragraph-properties text:number-lines="false" text:line-number="0"/>
      <style:text-properties style:font-name-complex="DejaVu LGC Sans1"/>
    </style:style>
    <style:style style:name="Footer" style:family="paragraph" style:parent-style-name="Standard" style:class="extra">
      <style:paragraph-properties text:number-lines="false" text:line-number="0">
        <style:tab-stops>
          <style:tab-stop style:position="8.301cm" style:type="center"/>
          <style:tab-stop style:position="16.602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2cm" fo:margin-right="2.2cm" style:shadow="none" style:writing-mode="lr-tb" style:layout-grid-color="#c0c0c0" style:layout-grid-lines="20" style:layout-grid-base-height="0.706cm" style:layout-grid-ruby-height="0.353cm" style:layout-grid-mode="none" style:layout-grid-ruby-below="false" style:layout-grid-print="true" style:layout-grid-display="tru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4-28T13:27:30</meta:creation-date>
    <dc:date>2014-04-28T17:17:49</dc:date>
    <meta:editing-duration>PT03H27M27S</meta:editing-duration>
    <meta:editing-cycles>8</meta:editing-cycles>
    <meta:generator>OpenOffice.org/3.1$Linux OpenOffice.org_project/310m19$Build-9420</meta:generator>
    <meta:print-date>2014-04-28T17:15:18</meta:print-date>
    <meta:document-statistic meta:table-count="0" meta:image-count="0" meta:object-count="0" meta:page-count="10" meta:paragraph-count="324" meta:word-count="2131" meta:character-count="7975"/>
  </office:meta>
</office:document-meta>
</file>